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family="Georgia" style:font-family-generic="roman" style:font-pitch="variable" fo:font-size="32pt"/>
    </style:style>
    <style:style style:name="T1" style:family="text">
      <style:text-properties fo:font-family="Georgia" style:font-family-generic="roman" style:font-pitch="variable" fo:font-size="32pt"/>
    </style:style>
    <style:style style:name="T2" style:family="text">
      <style:text-properties style:use-window-font-color="true" style:text-outline="false" style:text-line-through-style="none" fo:font-family="Georgia" style:font-family-generic="roman" style:font-pitch="variable" fo:font-size="32pt" fo:font-style="normal" fo:text-shadow="none" style:text-underline-style="none" fo:font-weight="normal" style:letter-kerning="true" style:font-family-asian="Georgia" style:font-family-generic-asian="roman" style:font-pitch-asian="variable" style:font-size-asian="32pt" style:font-style-asian="normal" style:font-weight-asian="normal" style:font-family-complex="Georgia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1.5cm" text:min-label-width="0.9cm"/>
        <style:text-properties fo:font-family="'Lucida Grande'" style:font-style-name="Regular" style:use-window-font-color="true" fo:font-size="100%"/>
      </text:list-level-style-bullet>
      <text:list-level-style-bullet text:level="3" text:bullet-char="‣">
        <style:list-level-properties text:space-before="2.8cm" text:min-label-width="0.8cm"/>
        <style:text-properties fo:font-family="'Lucida Grande'" style:font-style-name="Regular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6.837cm" presentation:class="title" presentation:user-transformed="true">
          <draw:text-box>
            <text:p>Robotics Discussio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Miller Tinkerhess</text:span></text:p>
            <text:p><text:span text:style-name="T1">University of Michig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 Far</text:p>
          </draw:text-box>
        </draw:frame>
        <draw:frame presentation:style-name="pr4" draw:layer="layout" svg:width="10.03cm" svg:height="13.859cm" svg:x="1.4cm" svg:y="4.914cm" presentation:class="outline" presentation:user-transformed="true">
          <draw:text-box>
            <text:list text:style-name="L2">
              <text:list-item>
                <text:p>Interaction</text:p>
              </text:list-item>
              <text:list-item>
                <text:p>Instruction</text:p>
              </text:list-item>
              <text:list-item>
                <text:p>Planning</text:p>
              </text:list-item>
              <text:list-item>
                <text:p>Action Modeling</text:p>
              </text:list-item>
              <text:list-item>
                <text:p>SLAM</text:p>
                <text:p/>
              </text:list-item>
            </text:list>
          </draw:text-box>
        </draw:frame>
        <draw:frame presentation:style-name="pr4" draw:layer="layout" svg:width="11.3cm" svg:height="13.859cm" svg:x="13.3cm" svg:y="4.91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Higher-level Task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Learning to make plans</text:span></text:p>
              </text:list-item>
              <text:list-item>
                <text:p>Switching lights, opening doors</text:p>
              </text:list-item>
              <text:list-item>
                <text:p>Picking up and dropping objects</text:p>
              </text:list-item>
              <text:list-item>
                <text:p>Interaction</text:p>
                <text:list>
                  <text:list-item>
                    <text:p>Explaining motivation</text:p>
                  </text:list-item>
                  <text:list-item>
                    <text:p>Following instructions</text:p>
                  </text:list-item>
                  <text:list-item>
                    <text:p>Asking / answering questions</text:p>
                  </text:list-item>
                  <text:list-item>
                    <text:p>Absorbing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-level Task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pping, localization</text:p>
                <text:list>
                  <text:list-item>
                    <text:p>Abstract, connected nodes (working memory)</text:p>
                  </text:list-item>
                  <text:list-item>
                    <text:p>Approximation of continuous space (SLAM)</text:p>
                  </text:list-item>
                </text:list>
              </text:list-item>
              <text:list-item>
                <text:p>Pathfinding and navigation</text:p>
                <text:list>
                  <text:list-item>
                    <text:p>To a room or object</text:p>
                  </text:list-item>
                  <text:list-item>
                    <text:p>To an x/y coordin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ther Tasks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apabilities?</text:p>
                <text:list>
                  <text:list-item>
                    <text:p>High-level?<text:tab/></text:p>
                  </text:list-item>
                  <text:list-item>
                    <text:p>Low-level?</text:p>
                  </text:list-item>
                </text:list>
              </text:list-item>
              <text:list-item>
                <text:p>Domains?</text:p>
                <text:list>
                  <text:list-item>
                    <text:p>Real-world?</text:p>
                  </text:list-item>
                  <text:list-item>
                    <text:p>Virtua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ture Work — Integr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Of the areas we've explored so far, which are natural complements to each other?</text:p>
                <text:p/>
                <text:p>What tasks / domains are appropriate for exploring integration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uture Work — Soa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can Soar do that other systems don't?</text:p>
              </text:list-item>
              <text:list-item>
                <text:p>What does the robot domain allow that other domains don't?</text:p>
              </text:list-item>
              <text:list-item>
                <text:p><text:span text:style-name="T3">Synergy!!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−">
            <style:list-level-properties text:space-before="1.5cm" text:min-label-width="0.9cm"/>
            <style:text-properties fo:font-family="'Lucida Grande'" style:font-style-name="Regular" style:use-window-font-color="true" fo:font-size="100%"/>
          </text:list-level-style-bullet>
          <text:list-level-style-bullet text:level="3" text:bullet-char="‣">
            <style:list-level-properties text:space-before="2.8cm" text:min-label-width="0.8cm"/>
            <style:text-properties fo:font-family="'Lucida Grande'" style:font-style-name="Regular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Georgia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Georgia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Georgia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Georgia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Georgia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Georgia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Georgia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Georgia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Georgia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Georgia" style:font-family-generic="roman" style:font-pitch="variable"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4T17:07:15</meta:creation-date>
    <meta:editing-duration>PT18M26S</meta:editing-duration>
    <meta:editing-cycles>3</meta:editing-cycles>
    <dc:date>2011-06-17T10:55:22</dc:date>
    <meta:generator>LibreOffice/3.3$Unix LibreOffice_project/330m19$Build-202</meta:generator>
    <meta:document-statistic meta:object-count="50"/>
  </office:meta>
</office:document-meta>
</file>